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28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Prof Rice</text:p>
          </table:table-cell>
          <table:covered-table-cell table:number-columns-repeated="5" table:style-name="ce18"/>
          <table:table-cell table:style-name="ce5"/>
          <table:table-cell table:style-name="ce5">
            <draw:frame draw:z-index="0" draw:style-name="gr1" draw:text-style-name="P1" svg:width="6.3008in" svg:height="3.1335in" svg:x="2.1539in" svg:y="0.0559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Prof Rice</text:p>
          </table:table-cell>
          <table:covered-table-cell table:number-columns-repeated="5" table:style-name="ce75"/>
          <table:table-cell table:style-name="ce75" table:content-validation-name="val11" office:value-type="string" calcext:value-type="string">
            <text:p>GFR</text:p>
          </table:table-cell>
          <table:table-cell table:style-name="ce74" table:content-validation-name="val13" office:value-type="float" office:value="1" calcext:value-type="float">
            <text:p>1</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1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1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the Nim Mainwin class and main() function</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Remove unneeded portions of Mainwin – keep File &gt; Quit and callback method</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Write get_string, get_int, and get_double based on EntryDialog class from Lecture 14</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Insert &gt; Tool menu item</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rite on_insert_tool_click callback</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Write on_show_products_click method to update data area</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Add Insert &gt; Plant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Write on_insert_plant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Add Insert &gt; Mulch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Write on_insert_mulch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1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9" calcext:value-type="float">
            <text:p>9</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py and update on_about_click from Nim</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filename attribute and init list construction</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Implement File &gt; New menu item</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Store name and filename dialogs to on_file_new_click</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save(ostream&amp;) method to all data classe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File &gt; Save to menu and Mainwin::on_save_click</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Copy file chooser code from Nim (Lecture 15) and updat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Duplicate file chooser code from Save As and updat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Improve error handling on bad dat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1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7" calcext:value-type="float">
            <text:p>7</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Customer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Modify Store to include vector, add_customer, and iterator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on_new_customer_click with unified dialo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dd Insert &gt; Customer</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Create on_view_customers_click</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Add View &gt; Customers and View &gt; Product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7" calcext:value-type="float">
            <text:p>7</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Modify Store::save and Store::Store to save and load customers as well as product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1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8])" office:value-type="float" office:value="19" calcext:value-type="float">
            <text:p>19</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9" calcext:value-type="float">
            <text:p>19</text:p>
          </table:table-cell>
          <table:table-cell table:style-name="ce37" table:formula="of:=COUNTIF([.E$17:.E$998];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8]; &quot;Completed Day 2&quot;)" office:value-type="float" office:value="11" calcext:value-type="float">
            <text:p>1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8" calcext:value-type="float">
            <text:p>8</text:p>
          </table:table-cell>
          <table:table-cell table:style-name="ce37" table:formula="of:=COUNTIF([.E$17:.E$998];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8];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6" calcext:value-type="float">
            <text:p>6</text:p>
          </table:table-cell>
          <table:table-cell table:style-name="ce37" table:formula="of:=COUNTIF([.E$17:.E$998];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6" calcext:value-type="float">
            <text:p>6</text:p>
          </table:table-cell>
          <table:table-cell table:style-name="ce37" table:formula="of:=COUNTIF([.E$17:.E$998];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8]; &quot;Completed Day 7&quot;)" office:value-type="float" office:value="6" calcext:value-type="float">
            <text:p>6</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base Item class (sans save / ope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Add getter for Product::price() to support Item::subtotal()</text:p>
          </table:table-cell>
          <table:table-cell table:style-name="ce88" table:content-validation-name="val18" office:value-type="string" calcext:value-type="string">
            <text:p>Completed Day 2</text:p>
          </table:table-cell>
          <table:table-cell table:style-name="ce91" table:content-validation-name="val19" office:value-type="string" calcext:value-type="string">
            <text:p>Design error</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base Order class (sans save / ope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Mainwin::on_new_order_click()</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Write Mainwin::on_view_orders_click()</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Insert &gt; Order menu item</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Write View &gt; Orders menu item</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Item::Item(istream&amp;) and Item::save(ostream&amp;)</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Order::Order(istream&amp;) and Order::save(ostream&amp;)</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Add getter for Store::name()</text:p>
          </table:table-cell>
          <table:table-cell table:style-name="ce88" table:content-validation-name="val18" office:value-type="string" calcext:value-type="string">
            <text:p>Completed Day 2</text:p>
          </table:table-cell>
          <table:table-cell table:style-name="ce91" table:content-validation-name="val19" office:value-type="string" calcext:value-type="string">
            <text:p>Design error</text:p>
          </table:table-cell>
          <table:table-cell table:number-columns-repeated="1016"/>
        </table:table-row>
        <table:table-row table:style-name="ro7">
          <table:table-cell table:style-name="ce80" table:content-validation-name="val14" office:value-type="float" office:value="11" calcext:value-type="float">
            <text:p>11</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Update Store::save(ostream&amp;) and Store::Store(istream&amp;) to include order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Adapt toolbar icons from online source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Update About dialog with credits for icon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toolbar in Mainwin::Mainwi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Add status bar to Mainwin::Mainwin</text:p>
          </table:table-cell>
          <table:table-cell table:style-name="ce88" table:content-validation-name="val18" office:value-type="string" calcext:value-type="string">
            <text:p>Completed Day 7</text:p>
          </table:table-cell>
          <table:table-cell table:style-name="ce91" table:content-validation-name="val19" office:value-type="string" calcext:value-type="string">
            <text:p>Don’t forget the Mainwin::Mainwin init list!</text:p>
          </table:table-cell>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Write Mainwin::set_statu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Add status where needed</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Add status() where no status is needed </text:p>
          </table:table-cell>
          <table:table-cell table:style-name="ce88" table:content-validation-name="val18" office:value-type="string" calcext:value-type="string">
            <text:p>Completed Day 7</text:p>
          </table:table-cell>
          <table:table-cell table:style-name="ce91" table:content-validation-name="val19" office:value-type="string" calcext:value-type="string">
            <text:p>Avoid View… methods, as those are called by other handlers</text:p>
          </table:table-cell>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Update version number</text:p>
          </table:table-cell>
          <table:table-cell table:style-name="ce88" table:content-validation-name="val18" office:value-type="string" calcext:value-type="string">
            <text:p>Completed Day 7</text:p>
          </table:table-cell>
          <table:table-cell table:style-name="ce91" table:content-validation-name="val19" office:value-type="string" calcext:value-type="string">
            <text:p>Forgot this last sprint! <text:s/>*blush*</text:p>
          </table:table-cell>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5" calcext:value-type="float">
            <text:p>8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2">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2">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1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12:11:10.293224477">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9T12:32:12.816619040</dc:date>
    <meta:editing-cycles>212</meta:editing-cycles>
    <meta:editing-duration>P5DT23H38S</meta:editing-duration>
    <meta:generator>LibreOffice/6.4.6.2$Linux_X86_64 LibreOffice_project/40$Build-2</meta:generator>
    <meta:document-statistic meta:table-count="7" meta:cell-count="1278"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9">
                <text:p>9</text:p>
                <draw:g>
                  <svg:desc>'Sprint 03 Backlog'.B7:'Sprint 03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9">
                <text:p>19</text:p>
                <draw:g>
                  <svg:desc>'Sprint 05 Backlog'.B7:'Sprint 05 Backlog'.B14</svg:desc>
                </draw:g>
              </table:table-cell>
            </table:table-row>
            <table:table-row>
              <table:table-cell office:value-type="string">
                <text:p>2</text:p>
              </table:table-cell>
              <table:table-cell office:value-type="float" office:value="19">
                <text:p>19</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